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Ubuntu Light" svg:font-family="'Ubuntu Light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 style:master-page-name="Standard">
      <style:table-properties style:width="6.4569in" fo:margin-left="-0.0785in" style:page-number="auto" table:align="left" style:writing-mode="lr-tb"/>
    </style:style>
    <style:style style:name="Tabell1.A" style:family="table-column">
      <style:table-column-properties style:column-width="1.2563in"/>
    </style:style>
    <style:style style:name="Tabell1.B" style:family="table-column">
      <style:table-column-properties style:column-width="2.4611in"/>
    </style:style>
    <style:style style:name="Tabell1.C" style:family="table-column">
      <style:table-column-properties style:column-width="2.7396in"/>
    </style:style>
    <style:style style:name="Tabell1.1" style:family="table-row">
      <style:table-row-properties style:min-row-height="0.2951in" fo:keep-together="auto"/>
    </style:style>
    <style:style style:name="Tabell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1.2" style:family="table-row">
      <style:table-row-properties style:min-row-height="4.3313in" fo:keep-together="auto"/>
    </style:style>
    <style:style style:name="Tabell1.3" style:family="table-row">
      <style:table-row-properties style:min-row-height="3.2181in" fo:keep-together="auto"/>
    </style:style>
    <style:style style:name="Tabell1.4" style:family="table-row">
      <style:table-row-properties style:min-row-height="1.1486in" fo:keep-together="auto"/>
    </style:style>
    <style:style style:name="Tabell1.5" style:family="table-row">
      <style:table-row-properties style:min-row-height="0.191in" fo:keep-together="auto"/>
    </style:style>
    <style:style style:name="P1" style:family="paragraph" style:parent-style-name="Standard" style:list-style-name="WW8Num9">
      <style:paragraph-properties fo:line-height="100%" fo:text-align="justify" style:justify-single-word="false" fo:orphans="0" fo:widows="0" style:text-autospace="none"/>
      <style:text-properties fo:color="#000000" style:font-name="Ubuntu Light" style:font-name-complex="Garamond" style:font-size-complex="12pt"/>
    </style:style>
    <style:style style:name="P2" style:family="paragraph" style:parent-style-name="Standard">
      <style:text-properties fo:color="#000000" style:font-name="Ubuntu Light" fo:font-size="11pt" style:font-size-asian="11pt"/>
    </style:style>
    <style:style style:name="P3" style:family="paragraph" style:parent-style-name="Standard" style:list-style-name="WW8Num9">
      <style:paragraph-properties fo:line-height="100%" fo:text-align="justify" style:justify-single-word="false" fo:orphans="0" fo:widows="0" style:text-autospace="none"/>
      <style:text-properties fo:color="#000000" style:font-name="Ubuntu Light"/>
    </style:style>
    <style:style style:name="P4" style:family="paragraph" style:parent-style-name="Punktlista">
      <style:text-properties fo:color="#000000" style:font-name="Ubuntu Light"/>
    </style:style>
    <style:style style:name="P5" style:family="paragraph" style:parent-style-name="Punktlista">
      <style:text-properties fo:color="#000000" style:font-name="Ubuntu Light" style:font-name-complex="Garamond" style:font-size-complex="12pt"/>
    </style:style>
    <style:style style:name="P6" style:family="paragraph" style:parent-style-name="Punktlista" style:list-style-name="L1">
      <style:paragraph-properties fo:line-height="100%" fo:text-align="justify" style:justify-single-word="false" fo:orphans="0" fo:widows="0" style:text-autospace="none"/>
      <style:text-properties fo:color="#000000" style:font-name="Ubuntu Light"/>
    </style:style>
    <style:style style:name="P7" style:family="paragraph" style:parent-style-name="Punktlista" style:list-style-name="">
      <style:paragraph-properties fo:margin-left="0in" fo:margin-right="0in" fo:text-indent="0in" style:auto-text-indent="false"/>
      <style:text-properties fo:color="#000000" style:font-name="Ubuntu Light" fo:font-size="11pt" style:font-size-asian="11pt"/>
    </style:style>
    <style:style style:name="P8" style:family="paragraph" style:parent-style-name="Punktlista" style:list-style-name="">
      <style:paragraph-properties fo:margin-left="0.25in" fo:margin-right="0in" fo:text-indent="-0.25in" style:auto-text-indent="false"/>
      <style:text-properties fo:color="#000000" style:font-name="Ubuntu Light" fo:font-size="11pt" style:font-size-asian="11pt"/>
    </style:style>
    <style:style style:name="P9" style:family="paragraph" style:parent-style-name="Punktlista" style:list-style-name="">
      <style:paragraph-properties fo:margin-left="0.25in" fo:margin-right="0in" fo:text-indent="0in" style:auto-text-indent="false"/>
      <style:text-properties fo:color="#000000" style:font-name="Ubuntu Light" fo:font-size="11pt" style:font-size-asian="11pt"/>
    </style:style>
    <style:style style:name="T1" style:family="text">
      <style:text-properties style:font-name-complex="Garamond" style:font-size-complex="12pt"/>
    </style:style>
    <style:style style:name="T2" style:family="text">
      <style:text-properties fo:color="#ff0000" style:font-name-complex="Garamond" style:font-size-complex="12pt"/>
    </style:style>
    <style:style style:name="T3" style:family="text">
      <style:text-properties fo:color="#000000" style:font-name-complex="Garamond" style:font-size-complex="12pt"/>
    </style:style>
    <style:style style:name="T4" style:family="text">
      <style:text-properties fo:color="#000000" fo:font-weight="bold" style:font-weight-asian="bold" style:font-name-complex="Garamon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Garamond" style:font-size-complex="12pt" style:font-weight-complex="bold"/>
    </style:style>
    <text:list-style style:name="L1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 table:style-name="Tabell1.1">
          <table:table-cell table:style-name="Tabell1.A1" office:value-type="string">
            <text:p text:style-name="P2">Arbetsområde</text:p>
          </table:table-cell>
          <table:table-cell table:style-name="Tabell1.A1" office:value-type="string">
            <text:p text:style-name="P8">Centralt innehåll</text:p>
          </table:table-cell>
          <table:table-cell table:style-name="Tabell1.C1" office:value-type="string">
            <text:p text:style-name="P8">Kunskapskrav</text:p>
          </table:table-cell>
        </table:table-row>
        <table:table-row table:style-name="Tabell1.2">
          <table:table-cell table:style-name="Tabell1.A1" office:value-type="string">
            <text:p text:style-name="P2">Ensemblespel</text:p>
          </table:table-cell>
          <table:table-cell table:style-name="Tabell1.A1" office:value-type="string">
            <text:list xml:id="list4082241005373379609" text:style-name="WW8Num9">
              <text:list-item>
                <text:p text:style-name="P3"><text:span text:style-name="T1">Sång, melodispel och ackompanjemang i ensembleform med genretypiska musikaliska uttryck.</text:span></text:p>
              </text:list-item>
              <text:list-item>
                <text:p text:style-name="P3"><text:span text:style-name="T1">Gehörsmusicerande efter musikaliska mönster i olika genrer. </text:span></text:p>
              </text:list-item>
              <text:list-item>
                <text:p text:style-name="P1">Rytmisk och melodisk improvisation till trumkomp, ackordföljder eller melodislingor med röst och instrument.</text:p>
              </text:list-item>
              <text:list-item>
                <text:p text:style-name="P1">Ackord- och melodiinstrument, bas och slagverk för spel i olika ton- och taktarter.</text:p>
              </text:list-item>
              <text:list-item>
                <text:p text:style-name="P1">Musiksymboler och notsystem, noter, tabulatur, ackordbeteckningar och grafisk notation.</text:p>
              </text:list-item>
            </text:list>
            <text:p text:style-name="P7"/>
          </table:table-cell>
          <table:table-cell table:style-name="Tabell1.C1" office:value-type="string">
            <text:list xml:id="list4600144243724404194" text:style-name="WW8Num8">
              <text:list-item>
                <text:p text:style-name="P4">Eleven kan även spela enkla melodier, bas- och slagverksstämmor med <text:span text:style-name="T5">viss</text:span> tajming samt ackompanjera på ett ackordinstrument och byter då ackord med <text:span text:style-name="T5">visst</text:span> flyt.</text:p>
              </text:list-item>
              <text:list-item>
                <text:p text:style-name="P4"><text:span text:style-name="T1">Eleven anpassar </text:span><text:span text:style-name="T6">i viss mån</text:span><text:span text:style-name="T1"> sin stämma till helheten genom att lyssna och </text:span><text:span text:style-name="T6">till viss del </text:span><text:span text:style-name="T1">uppmärksamma vad som sker i musicerandet.</text:span></text:p>
              </text:list-item>
              <text:list-item>
                <text:p text:style-name="P4"><text:span text:style-name="T1">Dessutom sjunger eller spelar eleven på något instrument i någon genre med </text:span><text:span text:style-name="T6">delvis </text:span><text:span text:style-name="T1">fungerande teknik och i </text:span><text:span text:style-name="T6">viss mån</text:span><text:span text:style-name="T1"> passande karaktär.</text:span></text:p>
              </text:list-item>
              <text:list-item>
                <text:p text:style-name="P4"><text:span text:style-name="T1">Eleven kan även ge </text:span><text:span text:style-name="T6">enkla </text:span><text:span text:style-name="T1">omdömen om eget och andras musicerande och </text:span><text:span text:style-name="T6">bidra </text:span><text:span text:style-name="T1">med förslag som kan leda till att det musikaliska arbetet utvecklas.</text:span></text:p>
              </text:list-item>
            </text:list>
          </table:table-cell>
        </table:table-row>
        <table:table-row table:style-name="Tabell1.3">
          <table:table-cell table:style-name="Tabell1.A1" office:value-type="string">
            <text:p text:style-name="P2">Körsång</text:p>
          </table:table-cell>
          <table:table-cell table:style-name="Tabell1.A1" office:value-type="string">
            <text:list xml:id="list200716574718786" text:continue-numbering="true" text:style-name="WW8Num8">
              <text:list-item>
                <text:p text:style-name="P4">Hur rösten kan varieras i flerstämmiga, vokala uttryck i olika genrer.</text:p>
              </text:list-item>
            </text:list>
            <text:list xml:id="list200715121645098" text:continue-list="list4082241005373379609" text:style-name="WW8Num9">
              <text:list-item>
                <text:p text:style-name="P3"><text:span text:style-name="T1">Gehörsmusicerande efter musikaliska mönster i olika genrer. </text:span></text:p>
              </text:list-item>
              <text:list-item>
                <text:p text:style-name="P1">Rytmisk och melodisk improvisation till trumkomp, ackordföljder eller melodislingor med röst och instrument.</text:p>
              </text:list-item>
              <text:list-item>
                <text:p text:style-name="P1">Musiksymboler och notsystem, noter, tabulatur, ackordbeteckningar och grafisk notation.</text:p>
              </text:list-item>
            </text:list>
            <text:p text:style-name="P8"/>
          </table:table-cell>
          <table:table-cell table:style-name="Tabell1.C1" office:value-type="string">
            <text:list xml:id="list200716241579111" text:continue-list="list200716574718786" text:style-name="WW8Num8">
              <text:list-item>
                <text:p text:style-name="P4">Eleven kan delta i gemensam sång och följer då med<text:span text:style-name="T5"> viss </text:span>säkerhet rytm och tonhöjd.</text:p>
              </text:list-item>
              <text:list-item>
                <text:p text:style-name="P4"><text:span text:style-name="T1">Eleven anpassar </text:span><text:span text:style-name="T6">i viss mån</text:span><text:span text:style-name="T1"> sin stämma till helheten genom att lyssna och </text:span><text:span text:style-name="T6">till viss del </text:span><text:span text:style-name="T1">uppmärksamma vad som sker i musicerandet.</text:span></text:p>
              </text:list-item>
              <text:list-item>
                <text:p text:style-name="P4"><text:span text:style-name="T1">Dessutom sjunger eller spelar eleven på något instrument i någon genre med </text:span><text:span text:style-name="T6">delvis </text:span><text:span text:style-name="T1">fungerande teknik och i </text:span><text:span text:style-name="T6">viss mån</text:span><text:span text:style-name="T1"> passande karaktär.</text:span></text:p>
              </text:list-item>
              <text:list-item>
                <text:p text:style-name="P4"><text:span text:style-name="T1">Eleven kan även ge </text:span><text:span text:style-name="T6">enkla </text:span><text:span text:style-name="T1">omdömen om eget och andras musicerande och </text:span><text:span text:style-name="T6">bidra </text:span><text:span text:style-name="T1">med förslag som kan leda till att det musikaliska arbetet utvecklas.</text:span></text:p>
              </text:list-item>
            </text:list>
          </table:table-cell>
        </table:table-row>
        <table:table-row table:style-name="Tabell1.4">
          <table:table-cell table:style-name="Tabell1.A1" office:value-type="string">
            <text:p text:style-name="P2">Musikens sammanhang och funktioner</text:p>
            <text:p text:style-name="P2"/>
          </table:table-cell>
          <table:table-cell table:style-name="Tabell1.A1" office:value-type="string">
            <text:list xml:id="list200715763580795" text:continue-numbering="true" text:style-name="WW8Num8">
              <text:list-item>
                <text:p text:style-name="P4">Ljudets och musikens fysiska, tanke- och känslomässiga påverkan på människan. Musikens funktion för att markera identitet och <text:soft-page-break/>grupptillhörighet i olika kulturer, med fokus på etnicitet och kön.</text:p>
              </text:list-item>
            </text:list>
            <text:p text:style-name="P7"/>
          </table:table-cell>
          <table:table-cell table:style-name="Tabell1.C1" office:value-type="string">
            <text:list xml:id="list200715567184103" text:continue-numbering="true" text:style-name="WW8Num8">
              <text:list-item>
                <text:p text:style-name="P4">Eleven kan föra enkla och till viss del underbyggda resonemang om musikens olika funktioner och vilken betydelse den har och historiskt har haft för individer och samhällen.</text:p>
              </text:list-item>
            </text:list>
          </table:table-cell>
        </table:table-row>
        <table:table-row table:style-name="Tabell1.5">
          <table:table-cell table:style-name="Tabell1.A1" office:value-type="string">
            <text:p text:style-name="P2">Akustik</text:p>
          </table:table-cell>
          <table:table-cell table:style-name="Tabell1.A1" office:value-type="string">
            <text:list xml:id="list3341506379695620226" text:style-name="L1">
              <text:list-item>
                <text:p text:style-name="P6"><text:span text:style-name="T1">Röstvård, hörselvård och orsaker till att musiklyssnande och musicerande kan bidra till hörselskador samt hur hörselskador kan förebyggas.</text:span></text:p>
              </text:list-item>
            </text:list>
            <text:p text:style-name="P9"/>
          </table:table-cell>
          <table:table-cell table:style-name="Tabell1.C1" office:value-type="string">
            <text:list xml:id="list200716716861269" text:continue-list="list200715567184103" text:style-name="WW8Num8">
              <text:list-item>
                <text:p text:style-name="P4">Eleven kan föra enkla och till viss del underbyggda resonemang om musikens olika funktioner och vilken betydelse den har och historiskt har haft för individer och samhällen.</text:p>
              </text:list-item>
            </text:list>
          </table:table-cell>
        </table:table-row>
        <table:table-row table:style-name="Tabell1.5">
          <table:table-cell table:style-name="Tabell1.A1" office:value-type="string">
            <text:p text:style-name="P2">Musikhistoria</text:p>
          </table:table-cell>
          <table:table-cell table:style-name="Tabell1.A1" office:value-type="string">
            <text:list xml:id="list200716895879685" text:continue-numbering="true" text:style-name="WW8Num8">
              <text:list-item>
                <text:p text:style-name="P4">Instrument och deras funktion i olika genrer och sammanhang, till exempel i en symfoniorkester eller i ett rockband.</text:p>
              </text:list-item>
            </text:list>
            <text:p text:style-name="P8"/>
          </table:table-cell>
          <table:table-cell table:style-name="Tabell1.C1" office:value-type="string">
            <text:list xml:id="list200716308219772" text:continue-numbering="true" text:style-name="WW8Num8">
              <text:list-item>
                <text:p text:style-name="P4">Dessutom kan eleven i viss utsträckning urskilja och jämföra musikaliska karaktärsdrag från olika genrer, epoker och kulturer samt med viss säkerhet urskilja olika instrument och instrumentgrupper och beskriva deras funktion i olika sammanhang.</text:p>
              </text:list-item>
            </text:list>
          </table:table-cell>
        </table:table-row>
        <table:table-row table:style-name="Tabell1.5">
          <table:table-cell table:style-name="Tabell1.A1" office:value-type="string">
            <text:p text:style-name="P2">Låtskrivande</text:p>
          </table:table-cell>
          <table:table-cell table:style-name="Tabell1.A1" office:value-type="string">
            <text:list xml:id="list200715878988391" text:continue-numbering="true" text:style-name="WW8Num8">
              <text:list-item>
                <text:p text:style-name="P4">Musikskapande i olika genrer, till exempel visor, ljudkompositioner och låtar.</text:p>
              </text:list-item>
              <text:list-item>
                <text:p text:style-name="P5">Rytm, klang och dynamik, tonhöjd, tempo, perioder, taktarter, vers, refräng och ackord som byggstenar för att musicera och komponera musik i olika genrer och med varierande instrumentation.</text:p>
              </text:list-item>
              <text:list-item>
                <text:p text:style-name="P5">Konstmusik, folkmusik och populärmusik från olika epoker. Framväxten av olika genrer samt betydelsefulla tonsättare, låtskrivare och musikaliska verk.</text:p>
              </text:list-item>
            </text:list>
            <text:p text:style-name="P9"/>
          </table:table-cell>
          <table:table-cell table:style-name="Tabell1.C1" office:value-type="string">
            <text:list xml:id="list200715856737881" text:continue-numbering="true" text:style-name="WW8Num8">
              <text:list-item>
                <text:p text:style-name="P4">Eleven kan, utifrån egna musikaliska idéer, <text:span text:style-name="T5">bidra</text:span> <text:span text:style-name="T5">till</text:span> att skapa musik genom att med hjälp av röst, instrument eller digitala verktyg <text:span text:style-name="T5">pröva </text:span>hur olika kombinationer av musikaliska byggstenar kan forma kompositioner som har en <text:span text:style-name="T5">i huvudsak</text:span> <text:span text:style-name="T5">fungerande form</text:span>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Ubuntu Light" svg:font-family="'Ubuntu Light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945in" fo:orphans="2" fo:widows="2" style:writing-mode="lr-tb"/>
      <style:text-properties style:use-window-font-color="true" style:font-name="Garamond" fo:font-family="Garamond" style:font-family-generic="roman" style:font-pitch="variable" fo:font-size="12pt" fo:language="sv" fo:country="SE" style:font-name-asian="Garamond" style:font-family-asian="Garamond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style:contextual-spacing="true" fo:line-height="100%"/>
      <style:text-properties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style:contextual-spacing="false" fo:keep-together="always" fo:keep-with-next="always"/>
      <style:text-properties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Footer" style:family="paragraph" style:parent-style-name="Standard" style:class="extra">
      <style:paragraph-properties fo:line-height="100%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Punktlista" style:family="paragraph" style:parent-style-name="Standard" style:list-style-name="WW8Num8">
      <style:paragraph-properties fo:margin-top="0in" fo:margin-bottom="0in" style:contextual-spacing="true"/>
    </style:style>
    <style:style style:name="Subtitle" style:family="paragraph" style:parent-style-name="Standard" style:next-style-name="Standard" style:class="chapter">
      <style:paragraph-properties fo:margin-top="0.139in" fo:margin-bottom="0in" style:contextual-spacing="false"/>
      <style:text-properties style:font-name="Arial" fo:font-family="Arial" style:font-family-generic="swiss" style:font-pitch="variable" fo:letter-spacing="0.0102in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ellText" style:family="paragraph" style:parent-style-name="Standard">
      <style:paragraph-properties style:line-height-at-least="0.1528in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nehållsförteckningsrubrik" style:family="paragraph" style:parent-style-name="Heading_20_1" style:next-style-name="Standard">
      <style:text-properties fo:font-size="14pt" style:font-size-asian="14pt"/>
    </style:style>
    <style:style style:name="Liststycke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4z0" style:family="text"/>
    <style:style style:name="WW8Num25z0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30z0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ubrik_20_2_20_Char" style:display-name="Rubrik 2 Char" style:family="text" style:parent-style-name="Standardstycketeckensnit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Rubrik_20_3_20_Char" style:display-name="Rubrik 3 Char" style:family="text" style:parent-style-name="Standardstycketeckensnitt"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ubrik_20_4_20_Char" style:display-name="Rubrik 4 Char" style:family="text" style:parent-style-name="Standardstycketeckensnitt">
      <style:text-properties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idfot_20_Char" style:display-name="Sidfot Char" style:family="text" style:parent-style-name="Standardstycketeckensnit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Rubrik_20_Char" style:display-name="Rubrik Char" style:family="text" style:parent-style-name="Standardstycketeckensnitt">
      <style:text-properties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Underrubrik_20_Char" style:display-name="Underrubrik Char" style:family="text" style:parent-style-name="Standardstycketeckensnitt">
      <style:text-properties style:font-name="Arial" fo:font-family="Arial" style:font-family-generic="swiss" style:font-pitch="variable" fo:font-size="12pt" fo:letter-spacing="0.0102in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ark_20_betoning" style:display-name="Stark betoning" style:family="text" style:parent-style-name="Standardstycketeckensnitt">
      <style:text-properties fo:color="#000000" fo:font-style="italic" fo:font-weight="bold" style:font-style-asian="italic" style:font-weight-asian="bold" style:font-style-complex="italic" style:font-weight-complex="bold"/>
    </style:style>
    <style:style style:name="Brödtext_20_Char" style:display-name="Brödtext Char" style:family="text" style:parent-style-name="Standardstycketeckensnit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prefix="•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383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0.88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383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1.883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38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.8835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383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.88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3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kl001</meta:initial-creator>
    <meta:creation-date>2014-08-14T16:53:00</meta:creation-date>
    <dc:creator>Jonas </dc:creator>
    <dc:date>2016-04-11T20:07:14.872452316</dc:date>
    <meta:editing-cycles>2</meta:editing-cycles>
    <meta:editing-duration>PT2M</meta:editing-duration>
    <meta:document-statistic meta:table-count="1" meta:image-count="0" meta:object-count="0" meta:page-count="2" meta:paragraph-count="36" meta:word-count="548" meta:character-count="3656" meta:non-whitespace-character-count="3169"/>
    <meta:generator>LibreOffice/4.2.8.2$Linux_X86_64 LibreOffice_project/420m0$Build-2</meta:generator>
  </office:meta>
</office:document-meta>
</file>